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6bcc3" officeooo:paragraph-rsid="0006bc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</text:p>
      <text:p text:style-name="P1"/>
      <text:p text:style-name="P1">/etc/apache2/</text:p>
      <text:p text:style-name="P1">contiene file di configurazione di apache. Esempio creare un nuovo sito.</text:p>
      <text:p text:style-name="P1"/>
      <text:p text:style-name="P1">/etc/hosts</text:p>
      <text:p text:style-name="P1">contiene nomi di host del computer. L'ho utilizzato quando ho creato un nuovo sito di apac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8T17:51:24.176857005</meta:creation-date>
    <dc:date>2015-03-28T18:00:18.412641042</dc:date>
    <meta:editing-duration>P0D</meta:editing-duration>
    <meta:editing-cycles>1</meta:editing-cycles>
    <meta:document-statistic meta:table-count="0" meta:image-count="0" meta:object-count="0" meta:page-count="1" meta:paragraph-count="5" meta:word-count="30" meta:character-count="192" meta:non-whitespace-character-count="167"/>
    <meta:generator>LibreOffice/4.2.6.3$Linux_x86 LibreOffice_project/420m0$Build-3</meta:generator>
  </office:meta>
</office:document-meta>
</file>